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48f" officeooo:paragraph-rsid="001e7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12:58:36.831000000</meta:creation-date>
    <dc:date>2023-10-15T10:28:04.119000000</dc:date>
    <meta:editing-duration>PT10H43M41S</meta:editing-duration>
    <meta:editing-cycles>7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